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5083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2.3047in"/>
    </style:style>
    <style:style style:name="co10" style:family="table-column">
      <style:table-column-properties fo:break-before="auto" style:column-width="5.8252in"/>
    </style:style>
    <style:style style:name="co11" style:family="table-column">
      <style:table-column-properties fo:break-before="auto" style:column-width="5.3425in"/>
    </style:style>
    <style:style style:name="co12" style:family="table-column">
      <style:table-column-properties fo:break-before="auto" style:column-width="4.2882in"/>
    </style:style>
    <style:style style:name="co13" style:family="table-column">
      <style:table-column-properties fo:break-before="auto" style:column-width="1.8756in"/>
    </style:style>
    <style:style style:name="co14" style:family="table-column">
      <style:table-column-properties fo:break-before="auto" style:column-width="5.139in"/>
    </style:style>
    <style:style style:name="co15" style:family="table-column">
      <style:table-column-properties fo:break-before="auto" style:column-width="10.6071in"/>
    </style:style>
    <style:style style:name="ro1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ff4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tormwater" table:style-name="ta1">
        <table:table-column table:style-name="co10" table:default-cell-style-name="Default"/>
        <table:table-column table:style-name="co11" table:default-cell-style-name="ce12"/>
        <table:table-column table:style-name="co12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and Area for Census Subdivisions and Urban Areas, 1991-2016 Censuses of Canada, 2021</text:p>
          </table:table-cell>
          <table:table-cell office:value-type="string" calcext:value-type="string">
            <text:p>https://abacus.library.ubc.ca/dataset.xhtml?persistentId=hdl:11272.1/AB2/C1OOAH </text:p>
          </table:table-cell>
          <table:table-cell/>
        </table:table-row>
        <table:table-row table:style-name="ro2">
          <table:table-cell office:value-type="string" calcext:value-type="string">
            <text:p>CSDUID</text:p>
          </table:table-cell>
          <table:table-cell office:value-type="string" calcext:value-type="string">
            <text:p>https://www150.statcan.gc.ca/n1/pub/92-162-g/92-162-g2016001-eng.htm</text:p>
          </table:table-cell>
          <table:table-cell table:style-name="ce13" office:value-type="string" calcext:value-type="string">
            <text:p>CSDUID Character (7) <text:s/>Uniquely identifies a census subdivision (composed of the 2-digit province or territory unique identifier followed by the 2-digit census division code and the 3-digit census subdivision code) </text:p>
          </table:table-cell>
        </table:table-row>
      </table:table>
      <table:table table:name="Legacy P" table:style-name="ta1">
        <table:table-column table:style-name="co13" table:default-cell-style-name="ce13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Agri-Environmental Indicator – Risk of Water Contamination by Phosphorus Data Series </text:p>
          </table:table-cell>
          <table:table-cell table:style-name="ce12" office:value-type="string" calcext:value-type="string">
            <text:p>https://open.canada.ca/data/en/dataset/8b13d884-c0bf-4ee4-9f44-eb2efbb760a6</text:p>
          </table:table-cell>
          <table:table-cell/>
        </table:table-row>
        <table:table-row table:style-name="ro2">
          <table:table-cell office:value-type="string" calcext:value-type="string">
            <text:p>Agri-Environmental Indicator (AEI) - Risk of Water Contamination by Phosphorus (IROWC-P) - 2011 </text:p>
          </table:table-cell>
          <table:table-cell table:style-name="ce14" office:value-type="string" calcext:value-type="string">
            <text:p>https://open.canada.ca/data/en/dataset/9aeeee45-3cdd-445a-a285-8262a7147cf1</text:p>
          </table:table-cell>
          <table:table-cell office:value-type="string" calcext:value-type="string">
            <text:p>Maybe one of the other links contain the same info</text:p>
          </table:table-cell>
        </table:table-row>
        <table:table-row table:style-name="ro7">
          <table:table-cell office:value-type="string" calcext:value-type="string">
            <text:p>Agri-Environmental Indicators (AEI) - 2011 :</text:p>
          </table:table-cell>
          <table:table-cell table:style-name="ce12" office:value-type="string" calcext:value-type="string">
            <text:p>https://open.canada.ca/data/en/dataset/e996d9be-6a3b-4059-9afc-17dc68385f05</text:p>
          </table:table-cell>
          <table:table-cell/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rtilizer" table:style-name="ta1">
        <table:table-column table:style-name="co5" table:default-cell-style-name="ce15"/>
        <table:table-column table:style-name="co6" table:default-cell-style-name="ce1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rtilizer shipments to Canadian agriculture markets, by nutrient content and fertilizer year, cumulative data (x 1,000)</text:p>
          </table:table-cell>
          <table:table-cell table:style-name="ce12" office:value-type="string" calcext:value-type="string">
            <text:p>https://www150.statcan.gc.ca/t1/tbl1/en/tv.action?pid=3210003901&amp;pickMembers%5B0%5D=1.5&amp;cubeTimeFrame.startYear=2006+%2F+2007&amp;cubeTimeFrame.endYear=2019+%2F+2020&amp;referencePeriods=20060101%2C201901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shrooms, Census of Agriculture, 2021 - Dataset</text:p>
          </table:table-cell>
          <table:table-cell table:style-name="ce12" office:value-type="string" calcext:value-type="string">
            <text:p>https://open.canada.ca/data/en/dataset/5ffd6b12-b9d5-4b88-9207-493a4fcbe8f4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house products, Census of Agriculture, 2021</text:p>
          </table:table-cell>
          <table:table-cell table:style-name="ce12" office:value-type="string" calcext:value-type="string">
            <text:p>https://www150.statcan.gc.ca/t1/tbl1/en/tv.action?pid=32100159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Archived - Greenhouse products and mushrooms, Census of Agriculture, 2011 and 2016, inactive</text:p>
          </table:table-cell>
          <table:table-cell table:style-name="ce16" office:value-type="string" calcext:value-type="string">
            <text:p>https://www150.statcan.gc.ca/t1/tbl1/en/tv.action?pid=3210042001</text:p>
          </table:table-cell>
          <table:table-cell office:value-type="string" calcext:value-type="string">
            <text:p>Inactive, check 2 and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timates of nursery area</text:p>
          </table:table-cell>
          <table:table-cell table:style-name="ce12" office:value-type="string" calcext:value-type="string">
            <text:p>https://www150.statcan.gc.ca/t1/tbl1/en/tv.action?pid=3210002901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Archived - Land inputs, Census of Agriculture, 2011 and 2016, inactive</text:p>
          </table:table-cell>
          <table:table-cell table:style-name="ce16" office:value-type="string" calcext:value-type="string">
            <text:p>https://www150.statcan.gc.ca/t1/tbl1/en/tv.action?pid=3210040901</text:p>
          </table:table-cell>
          <table:table-cell office:value-type="string" calcext:value-type="string">
            <text:p>Inactive, check 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Archived - Manure, Census of Agriculture, 2011 and 2016, inactive</text:p>
          </table:table-cell>
          <table:table-cell table:style-name="ce16" office:value-type="string" calcext:value-type="string">
            <text:p>https://www150.statcan.gc.ca/t1/tbl1/en/tv.action?pid=3210041001</text:p>
          </table:table-cell>
          <table:table-cell office:value-type="string" calcext:value-type="string">
            <text:p>Inactive, check 8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Land inputs, manure and irrigation, Census of Agriculture, 20211, 2</text:p>
          </table:table-cell>
          <table:table-cell table:style-name="ce12" office:value-type="string" calcext:value-type="string">
            <text:p>https://www150.statcan.gc.ca/t1/tbl1/en/tv.action?pid=32100368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PNI</text:p>
          </table:table-cell>
          <table:table-cell table:style-name="ce14" office:value-type="string" calcext:value-type="string">
            <text:p>http://phosphorus.ipni.net/article/nane-30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Agricultural statistics</text:p>
          </table:table-cell>
          <table:table-cell table:style-name="ce12" office:value-type="string" calcext:value-type="string">
            <text:p>https://statistique.quebec.ca/en/statistiques/par-themes/economic-sectors/agriculture</text:p>
          </table:table-cell>
          <table:table-cell office:value-type="string" calcext:value-type="string">
            <text:p>Territorial divisions might be different than for federal datase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rm operating revenues and expenses, annual</text:p>
          </table:table-cell>
          <table:table-cell table:style-name="ce12" office:value-type="string" calcext:value-type="string">
            <text:p>https://www150.statcan.gc.ca/t1/tbl1/en/tv.action?pid=3210013601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Archived - Sod and nursery products, Census of Agriculture, 2011 and 2016</text:p>
          </table:table-cell>
          <table:table-cell table:style-name="ce16" office:value-type="string" calcext:value-type="string">
            <text:p>https://www150.statcan.gc.ca/t1/tbl1/en/tv.action?pid=3210041901</text:p>
          </table:table-cell>
          <table:table-cell office:value-type="string" calcext:value-type="string">
            <text:p>Inactive, check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rsery and sod, Census of Agriculture, 2021</text:p>
          </table:table-cell>
          <table:table-cell table:style-name="ce12" office:value-type="string" calcext:value-type="string">
            <text:p>https://www150.statcan.gc.ca/t1/tbl1/en/tv.action?pid=32100357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ile drainage area" table:style-name="ta1">
        <table:table-column table:style-name="co2" table:default-cell-style-name="ce15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ile drainage area</text:p>
          </table:table-cell>
          <table:table-cell table:style-name="ce14" office:value-type="string" calcext:value-type="string">
            <text:p>https://data.ontario.ca/dataset/tile-drainage-area</text:p>
          </table:table-cell>
          <table:table-cell office:value-type="string" calcext:value-type="string">
            <text:p>No equivalent found for Quebec</text:p>
          </table:table-cell>
        </table:table-row>
      </table:table>
      <table:table table:name="Slaughterhouse" table:style-name="ta1">
        <table:table-column table:style-name="co2" table:default-cell-style-name="Default"/>
        <table:table-column table:style-name="co2" table:default-cell-style-name="ce6"/>
        <table:table-column table:style-name="co15" table:default-cell-style-name="ce12"/>
        <table:table-column table:style-name="co2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13"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meat and livestock slaughter and carcass weights</text:p>
          </table:table-cell>
          <table:table-cell office:value-type="string" calcext:value-type="string">
            <text:p>https://agriculture.canada.ca/en/canadas-agriculture-sectors/animal-industry/red-meat-and-livestock-market-information/slaughter-and-carcass-weigh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ultry slaughter reports</text:p>
          </table:table-cell>
          <table:table-cell office:value-type="string" calcext:value-type="string">
            <text:p>https://agriculture.canada.ca/en/canadas-agriculture-sectors/animal-industry/poultry-and-egg-market-information/slaught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meat conversion factors</text:p>
          </table:table-cell>
          <table:table-cell office:value-type="string" calcext:value-type="string">
            <text:p>https://agriculture.canada.ca/en/canadas-agriculture-sectors/animal-industry/red-meat-and-livestock-market-information/slaughter-and-carcass-weights/conversion-factors</text:p>
          </table:table-cell>
          <table:table-cell/>
        </table:table-row>
      </table:table>
      <table:table table:name="Manure production and P content " table:style-name="ta1">
        <table:table-column table:style-name="co2" table:default-cell-style-name="Default"/>
        <table:table-column table:style-name="co7" table:default-cell-style-name="ce13"/>
        <table:table-column table:style-name="co2" table:default-cell-style-name="ce12"/>
        <table:table-column table:style-name="co2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Guide de référence du Règlement sur les exploitations agricoles </text:p>
          </table:table-cell>
          <table:table-cell office:value-type="string" calcext:value-type="string">
            <text:p>https://www.environnement.gouv.qc.ca/milieu_agri/agricole/guide-reference-rea.pd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uide de conception des amas de fumier au champ II <text:s/></text:p>
          </table:table-cell>
          <table:table-cell office:value-type="string" calcext:value-type="string">
            <text:p>https://www.mapaq.gouv.qc.ca/fr/Publications/Guideamasfumier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tandardised calculation methods for animal manure and nutrients. Standard data 1990-2008</text:p>
          </table:table-cell>
          <table:table-cell office:value-type="string" calcext:value-type="string">
            <text:p>https://www.cbs.nl/-/media/imported/documents/2012/26/2012-c173-pub.pdf</text:p>
          </table:table-cell>
          <table:table-cell/>
        </table:table-row>
      </table:table>
      <table:table table:name="Egg and milk" table:style-name="ta1">
        <table:table-column table:style-name="co2" table:default-cell-style-name="ce15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ricultural statistics</text:p>
          </table:table-cell>
          <table:table-cell table:style-name="ce12" office:value-type="string" calcext:value-type="string">
            <text:p>https://statistique.quebec.ca/en/statistiques/par-themes/economic-sectors/agriculture</text:p>
          </table:table-cell>
          <table:table-cell office:value-type="string" calcext:value-type="string">
            <text:p>Territorial divisions might be different than for federal datasets</text:p>
          </table:table-cell>
        </table:table-row>
      </table:table>
      <table:table table:name="Crops" table:style-name="ta1">
        <table:table-column table:style-name="co2" table:default-cell-style-name="Default"/>
        <table:table-column table:style-name="co8" table:default-cell-style-name="Default"/>
        <table:table-column table:style-name="co2" table:default-cell-style-name="ce12"/>
        <table:table-column table:style-name="co2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13" office:value-type="string" calcext:value-type="string">
            <text:p>Description</text:p>
          </table:table-cell>
          <table:table-cell table:style-name="Default"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ushrooms, Census of Agriculture, 2021 - Dataset</text:p>
          </table:table-cell>
          <table:table-cell office:value-type="string" calcext:value-type="string">
            <text:p>https://open.canada.ca/data/en/dataset/5ffd6b12-b9d5-4b88-9207-493a4fcbe8f4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Greenhouse products, Census of Agriculture, 2021</text:p>
          </table:table-cell>
          <table:table-cell office:value-type="string" calcext:value-type="string">
            <text:p>https://www150.statcan.gc.ca/t1/tbl1/en/tv.action?pid=32100159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rchived - Greenhouse products and mushrooms, Census of Agriculture, 2011 and 2016, inactive</text:p>
          </table:table-cell>
          <table:table-cell table:style-name="ce16" office:value-type="string" calcext:value-type="string">
            <text:p>https://www150.statcan.gc.ca/t1/tbl1/en/tv.action?pid=3210042001</text:p>
          </table:table-cell>
          <table:table-cell office:value-type="string" calcext:value-type="string">
            <text:p>Inactive, check 1 and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stimates of nursery area</text:p>
          </table:table-cell>
          <table:table-cell office:value-type="string" calcext:value-type="string">
            <text:p>https://www150.statcan.gc.ca/t1/tbl1/en/tv.action?pid=3210002901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rchived - Sod and nursery products, Census of Agriculture, 2011 and 2016</text:p>
          </table:table-cell>
          <table:table-cell table:style-name="ce16" office:value-type="string" calcext:value-type="string">
            <text:p>https://www150.statcan.gc.ca/t1/tbl1/en/tv.action?pid=3210041901</text:p>
          </table:table-cell>
          <table:table-cell office:value-type="string" calcext:value-type="string">
            <text:p>Inactive, check 6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ursery and sod, Census of Agriculture, 2021</text:p>
          </table:table-cell>
          <table:table-cell office:value-type="string" calcext:value-type="string">
            <text:p>https://www150.statcan.gc.ca/t1/tbl1/en/tv.action?pid=32100357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ricultural statistics</text:p>
          </table:table-cell>
          <table:table-cell office:value-type="string" calcext:value-type="string">
            <text:p>https://statistique.quebec.ca/en/statistiques/par-themes/economic-sectors/agriculture</text:p>
          </table:table-cell>
          <table:table-cell office:value-type="string" calcext:value-type="string">
            <text:p>Territorial divisions might be different than for federal datase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chived - Fruits, Census of Agriculture, 2011 and 2016, inactive</text:p>
          </table:table-cell>
          <table:table-cell table:style-name="ce16" office:value-type="string" calcext:value-type="string">
            <text:p>https://www150.statcan.gc.ca/t1/tbl1/en/tv.action?pid=3210041701</text:p>
          </table:table-cell>
          <table:table-cell office:value-type="string" calcext:value-type="string">
            <text:p>Inactive, check 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uits, Census of Agriculture, 2021</text:p>
          </table:table-cell>
          <table:table-cell office:value-type="string" calcext:value-type="string">
            <text:p>https://www150.statcan.gc.ca/t1/tbl1/en/tv.action?pid=32100315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chived - Field vegetables, Census of Agriculture, 2011 and 2016, inactive</text:p>
          </table:table-cell>
          <table:table-cell table:style-name="ce16" office:value-type="string" calcext:value-type="string">
            <text:p>https://www150.statcan.gc.ca/t1/tbl1/en/tv.action?pid=3210041801</text:p>
          </table:table-cell>
          <table:table-cell office:value-type="string" calcext:value-type="string">
            <text:p>Inactive, check 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eld vegetables, Census of Agriculture, 2021</text:p>
          </table:table-cell>
          <table:table-cell office:value-type="string" calcext:value-type="string">
            <text:p>https://www150.statcan.gc.ca/t1/tbl1/en/tv.action?pid=32100355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chived - Field crops and hay, Census of Agriculture, 2011 and 2016, inactive</text:p>
          </table:table-cell>
          <table:table-cell table:style-name="ce16" office:value-type="string" calcext:value-type="string">
            <text:p>https://www150.statcan.gc.ca/t1/tbl1/en/tv.action?pid=3210041601</text:p>
          </table:table-cell>
          <table:table-cell office:value-type="string" calcext:value-type="string">
            <text:p>Inactive, check 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eld crops and hay, Census of Agriculture, 2021</text:p>
          </table:table-cell>
          <table:table-cell office:value-type="string" calcext:value-type="string">
            <text:p>https://www150.statcan.gc.ca/t1/tbl1/en/tv.action?pid=32100309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/>
          <table:table-cell/>
        </table:table-row>
      </table:table>
      <table:table table:name="Livestock" table:style-name="ta1">
        <table:table-column table:style-name="co2" table:default-cell-style-name="Default"/>
        <table:table-column table:style-name="co9" table:default-cell-style-name="ce13"/>
        <table:table-column table:style-name="co2" table:number-columns-repeated="2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/Ref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chived - Cattle inventory on farms, Census of Agriculture, 2011 and 2016, inactive</text:p>
          </table:table-cell>
          <table:table-cell table:style-name="ce16" office:value-type="string" calcext:value-type="string">
            <text:p>https://www150.statcan.gc.ca/t1/tbl1/en/tv.action?pid=3210042401</text:p>
          </table:table-cell>
          <table:table-cell office:value-type="string" calcext:value-type="string">
            <text:p>Inactive, check 2 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attle inventory on farms, Census of Agriculture, 2021</text:p>
          </table:table-cell>
          <table:table-cell table:style-name="ce12" office:value-type="string" calcext:value-type="string">
            <text:p>https://www150.statcan.gc.ca/t1/tbl1/en/tv.action?pid=32100370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Cattle statistics, supply and disposition of cattle - Dataset</text:p>
          </table:table-cell>
          <table:table-cell table:style-name="ce12" office:value-type="string" calcext:value-type="string">
            <text:p>https://open.canada.ca/data/en/dataset/e8785f41-2d3c-4dcc-a1ce-e70dac519b66/resource/114bfd8b-876d-4d09-ba06-f68d82eaa02b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Hogs statistics, supply and disposition of hogs, semi-annual</text:p>
          </table:table-cell>
          <table:table-cell table:style-name="ce12" office:value-type="string" calcext:value-type="string">
            <text:p>https://open.canada.ca/data/en/dataset/e3c88421-4c7e-4594-9b73-e04a958061e4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rchived - Other livestock inventories on farms, Census of Agriculture, 2011 and 2016, inactive</text:p>
          </table:table-cell>
          <table:table-cell table:style-name="ce16" office:value-type="string" calcext:value-type="string">
            <text:p>https://www150.statcan.gc.ca/t1/tbl1/en/tv.action?pid=3210042701</text:p>
          </table:table-cell>
          <table:table-cell office:value-type="string" calcext:value-type="string">
            <text:p>Inactive, check 6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Other livestock inventories on farms, Census of Agriculture, 2021</text:p>
          </table:table-cell>
          <table:table-cell table:style-name="ce12" office:value-type="string" calcext:value-type="string">
            <text:p>https://www150.statcan.gc.ca/t1/tbl1/en/tv.action?pid=32100373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rchived - Pig inventory on farms, Census of Agriculture, 2011 and 2016, inactive</text:p>
          </table:table-cell>
          <table:table-cell table:style-name="ce16" office:value-type="string" calcext:value-type="string">
            <text:p>https://www150.statcan.gc.ca/t1/tbl1/en/tv.action?pid=3210042601</text:p>
          </table:table-cell>
          <table:table-cell office:value-type="string" calcext:value-type="string">
            <text:p>Inactive, check 8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Pig inventory on farms, Census of Agriculture, 2021</text:p>
          </table:table-cell>
          <table:table-cell table:style-name="ce12" office:value-type="string" calcext:value-type="string">
            <text:p>https://www150.statcan.gc.ca/t1/tbl1/en/tv.action?pid=32100372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rchived - Poultry inventories on farms, Census of Agriculture, 2011 and 2016, inactive</text:p>
          </table:table-cell>
          <table:table-cell table:style-name="ce16" office:value-type="string" calcext:value-type="string">
            <text:p>https://www150.statcan.gc.ca/t1/tbl1/en/tv.action?pid=3210042801</text:p>
          </table:table-cell>
          <table:table-cell office:value-type="string" calcext:value-type="string">
            <text:p>Inactive, check 10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Poultry inventories on farms, Census of Agriculture, 2021</text:p>
          </table:table-cell>
          <table:table-cell table:style-name="ce12" office:value-type="string" calcext:value-type="string">
            <text:p>https://www150.statcan.gc.ca/t1/tbl1/en/tv.action?pid=32100374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rchived - Sheep inventory on farms, Census of Agriculture, 2011 and 2016, inactive</text:p>
          </table:table-cell>
          <table:table-cell table:style-name="ce16" office:value-type="string" calcext:value-type="string">
            <text:p>https://www150.statcan.gc.ca/t1/tbl1/en/tv.action?pid=3210042501</text:p>
          </table:table-cell>
          <table:table-cell office:value-type="string" calcext:value-type="string">
            <text:p>Inactive, check 12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heep inventory on farms, Census of Agriculture, 2021</text:p>
          </table:table-cell>
          <table:table-cell table:style-name="ce12" office:value-type="string" calcext:value-type="string">
            <text:p>https://www150.statcan.gc.ca/t1/tbl1/en/tv.action?pid=3210037101</text:p>
          </table:table-cell>
          <table:table-cell office:value-type="string" calcext:value-type="string">
            <text:p>New, it changes for the 2021 census of agricultu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0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0T13:14:05.896592770</dc:date>
    <meta:editing-duration>PT1H57M14S</meta:editing-duration>
    <meta:editing-cycles>9</meta:editing-cycles>
    <meta:generator>LibreOffice/7.3.7.2$Linux_X86_64 LibreOffice_project/30$Build-2</meta:generator>
    <meta:document-statistic meta:table-count="10" meta:cell-count="243" meta:object-count="0"/>
  </office:meta>
</office:document-meta>
</file>